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naissances-XXXX-XXXX-XXXX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naissances-XXXX-epicene-france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</table:table>
      <table:table table:name="dev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bechdel-2016-2017-2018-test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</table:table-row>
        <table:table-row table:style-name="ro2">
          <table:table-cell office:value-type="string" calcext:value-type="string">
            <text:p>dossier naissances/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31T17:59:20.640000000</dc:date>
    <meta:editing-duration>PT4H42M25S</meta:editing-duration>
    <meta:editing-cycles>30</meta:editing-cycles>
    <meta:generator>LibreOffice/7.2.7.2$Windows_X86_64 LibreOffice_project/8d71d29d553c0f7dcbfa38fbfda25ee34cce99a2</meta:generator>
    <meta:document-statistic meta:table-count="2" meta:cell-count="56" meta:object-count="0"/>
  </office:meta>
</office:document-meta>
</file>